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/>
  <office:body>
    <office:text text:use-soft-page-breaks="true">
      <text:p text:style-name="Title">Hal Spacejock book one - Sample yWriter Project</text:p>
      <text:p text:style-name="Subtitle">Simon Haynes</text:p>
      <text:h text:style-name="Heading_20_1" text:outline-level="1"><text:a xlink:href="../proofed_parts.odt#ch34%7Cregion">Part 1</text:a></text:h>
      <text:section text:style-name="Sect1" text:name="ch1">
        <text:h text:style-name="Heading_20_2" text:outline-level="2"><text:a xlink:href="../proofed_manuscript.odt#ch1%7Cregion">Chapter 1</text:a></text:h>
        <text:p text:style-name="Text_20_body">This is a well written beginning.</text:p>
      </text:section>
      <text:section text:style-name="Sect1" text:name="ch2">
        <text:h text:style-name="Heading_20_2" text:outline-level="2"><text:a xlink:href="../proofed_manuscript.odt#ch2%7Cregion">Chapter 2</text:a></text:h>
        <text:p text:style-name="Text_20_body">Another well written chapter.</text:p>
      </text:section>
      <text:section text:style-name="Sect1" text:name="ch3">
        <text:h text:style-name="Heading_20_2" text:outline-level="2"><text:a xlink:href="../proofed_manuscript.odt#ch3%7Cregion">Chapter 3</text:a></text:h>
        <text:p text:style-name="Text_20_body">This is funny.</text:p>
      </text:section>
      <text:section text:style-name="Sect1" text:name="ch4">
        <text:h text:style-name="Heading_20_2" text:outline-level="2"><text:a xlink:href="../proofed_manuscript.odt#ch4%7Cregion">Chapter 4</text:a></text:h>
        <text:p text:style-name="Text_20_body">Not a joke.</text:p>
      </text:section>
      <text:section text:style-name="Sect1" text:name="ch5">
        <text:h text:style-name="Heading_20_2" text:outline-level="2"><text:a xlink:href="../proofed_manuscript.odt#ch5%7Cregion">Chapter 5</text:a></text:h>
        <text:p text:style-name="Text_20_body"/>
      </text:section>
      <text:section text:style-name="Sect1" text:name="ch6">
        <text:h text:style-name="Heading_20_2" text:outline-level="2"><text:a xlink:href="../proofed_manuscript.odt#ch6%7Cregion">Chapter 6</text:a></text:h>
        <text:p text:style-name="Text_20_body"/>
      </text:section>
      <text:section text:style-name="Sect1" text:name="ch7">
        <text:h text:style-name="Heading_20_2" text:outline-level="2"><text:a xlink:href="../proofed_manuscript.odt#ch7%7Cregion">Chapter 7</text:a></text:h>
        <text:p text:style-name="Text_20_body"/>
      </text:section>
      <text:section text:style-name="Sect1" text:name="ch8">
        <text:h text:style-name="Heading_20_2" text:outline-level="2"><text:a xlink:href="../proofed_manuscript.odt#ch8%7Cregion">Chapter 8</text:a></text:h>
        <text:p text:style-name="Text_20_body"/>
      </text:section>
      <text:section text:style-name="Sect1" text:name="ch9">
        <text:h text:style-name="Heading_20_2" text:outline-level="2"><text:a xlink:href="../proofed_manuscript.odt#ch9%7Cregion">Chapter 9</text:a></text:h>
        <text:p text:style-name="Text_20_body"/>
      </text:section>
      <text:section text:style-name="Sect1" text:name="ch10">
        <text:h text:style-name="Heading_20_2" text:outline-level="2"><text:a xlink:href="../proofed_manuscript.odt#ch10%7Cregion">Chapter 10</text:a></text:h>
        <text:p text:style-name="Text_20_body"/>
      </text:section>
      <text:section text:style-name="Sect1" text:name="ch11">
        <text:h text:style-name="Heading_20_2" text:outline-level="2"><text:a xlink:href="../proofed_manuscript.odt#ch11%7Cregion">Chapter 11</text:a></text:h>
        <text:p text:style-name="Text_20_body"/>
      </text:section>
      <text:section text:style-name="Sect1" text:name="ch12">
        <text:h text:style-name="Heading_20_2" text:outline-level="2"><text:a xlink:href="../proofed_manuscript.odt#ch12%7Cregion">Chapter 12</text:a></text:h>
        <text:p text:style-name="Text_20_body"/>
      </text:section>
      <text:section text:style-name="Sect1" text:name="ch13">
        <text:h text:style-name="Heading_20_2" text:outline-level="2"><text:a xlink:href="../proofed_manuscript.odt#ch13%7Cregion">Chapter 13</text:a></text:h>
        <text:p text:style-name="Text_20_body"/>
      </text:section>
      <text:section text:style-name="Sect1" text:name="ch14">
        <text:h text:style-name="Heading_20_2" text:outline-level="2"><text:a xlink:href="../proofed_manuscript.odt#ch14%7Cregion">Chapter 14</text:a></text:h>
        <text:p text:style-name="Text_20_body"/>
      </text:section>
      <text:section text:style-name="Sect1" text:name="ch15">
        <text:h text:style-name="Heading_20_2" text:outline-level="2"><text:a xlink:href="../proofed_manuscript.odt#ch15%7Cregion">Chapter 15</text:a></text:h>
        <text:p text:style-name="Text_20_body"/>
      </text:section>
      <text:section text:style-name="Sect1" text:name="ch16">
        <text:h text:style-name="Heading_20_2" text:outline-level="2"><text:a xlink:href="../proofed_manuscript.odt#ch16%7Cregion">Chapter 16</text:a></text:h>
        <text:p text:style-name="Text_20_body"/>
      </text:section>
      <text:section text:style-name="Sect1" text:name="ch17">
        <text:h text:style-name="Heading_20_2" text:outline-level="2"><text:a xlink:href="../proofed_manuscript.odt#ch17%7Cregion">Chapter 17</text:a></text:h>
        <text:p text:style-name="Text_20_body"/>
      </text:section>
      <text:h text:style-name="Heading_20_1" text:outline-level="1"><text:a xlink:href="../proofed_parts.odt#ch35%7Cregion">Part 2</text:a></text:h>
      <text:section text:style-name="Sect1" text:name="ch18">
        <text:h text:style-name="Heading_20_2" text:outline-level="2"><text:a xlink:href="../proofed_manuscript.odt#ch18%7Cregion">Chapter 18</text:a></text:h>
        <text:p text:style-name="Text_20_body"/>
      </text:section>
      <text:section text:style-name="Sect1" text:name="ch19">
        <text:h text:style-name="Heading_20_2" text:outline-level="2"><text:a xlink:href="../proofed_manuscript.odt#ch19%7Cregion">Chapter 19</text:a></text:h>
        <text:p text:style-name="Text_20_body"/>
      </text:section>
      <text:section text:style-name="Sect1" text:name="ch20">
        <text:h text:style-name="Heading_20_2" text:outline-level="2"><text:a xlink:href="../proofed_manuscript.odt#ch20%7Cregion">Chapter 20</text:a></text:h>
        <text:p text:style-name="Text_20_body"/>
      </text:section>
      <text:section text:style-name="Sect1" text:name="ch21">
        <text:h text:style-name="Heading_20_2" text:outline-level="2"><text:a xlink:href="../proofed_manuscript.odt#ch21%7Cregion">Chapter 21</text:a></text:h>
        <text:p text:style-name="Text_20_body"/>
      </text:section>
      <text:section text:style-name="Sect1" text:name="ch22">
        <text:h text:style-name="Heading_20_2" text:outline-level="2"><text:a xlink:href="../proofed_manuscript.odt#ch22%7Cregion">Chapter 22</text:a></text:h>
        <text:p text:style-name="Text_20_body"/>
      </text:section>
      <text:section text:style-name="Sect1" text:name="ch23">
        <text:h text:style-name="Heading_20_2" text:outline-level="2"><text:a xlink:href="../proofed_manuscript.odt#ch23%7Cregion">Chapter 23</text:a></text:h>
        <text:p text:style-name="Text_20_body"/>
      </text:section>
      <text:section text:style-name="Sect1" text:name="ch24">
        <text:h text:style-name="Heading_20_2" text:outline-level="2"><text:a xlink:href="../proofed_manuscript.odt#ch24%7Cregion">Chapter 24</text:a></text:h>
        <text:p text:style-name="Text_20_body"/>
      </text:section>
      <text:section text:style-name="Sect1" text:name="ch25">
        <text:h text:style-name="Heading_20_2" text:outline-level="2"><text:a xlink:href="../proofed_manuscript.odt#ch25%7Cregion">Chapter 25</text:a></text:h>
        <text:p text:style-name="Text_20_body"/>
      </text:section>
      <text:section text:style-name="Sect1" text:name="ch26">
        <text:h text:style-name="Heading_20_2" text:outline-level="2"><text:a xlink:href="../proofed_manuscript.odt#ch26%7Cregion">Chapter 26</text:a></text:h>
        <text:p text:style-name="Text_20_body"/>
      </text:section>
      <text:section text:style-name="Sect1" text:name="ch27">
        <text:h text:style-name="Heading_20_2" text:outline-level="2"><text:a xlink:href="../proofed_manuscript.odt#ch27%7Cregion">Chapter 27</text:a></text:h>
        <text:p text:style-name="Text_20_body"/>
      </text:section>
      <text:section text:style-name="Sect1" text:name="ch28">
        <text:h text:style-name="Heading_20_2" text:outline-level="2"><text:a xlink:href="../proofed_manuscript.odt#ch28%7Cregion">Chapter 28</text:a></text:h>
        <text:p text:style-name="Text_20_body"/>
      </text:section>
      <text:section text:style-name="Sect1" text:name="ch29">
        <text:h text:style-name="Heading_20_2" text:outline-level="2"><text:a xlink:href="../proofed_manuscript.odt#ch29%7Cregion">Chapter 29</text:a></text:h>
        <text:p text:style-name="Text_20_body"/>
      </text:section>
      <text:section text:style-name="Sect1" text:name="ch30">
        <text:h text:style-name="Heading_20_2" text:outline-level="2"><text:a xlink:href="../proofed_manuscript.odt#ch30%7Cregion">Chapter 30</text:a></text:h>
        <text:p text:style-name="Text_20_body"/>
      </text:section>
      <text:section text:style-name="Sect1" text:name="ch31">
        <text:h text:style-name="Heading_20_2" text:outline-level="2"><text:a xlink:href="../proofed_manuscript.odt#ch31%7Cregion">Chapter 31</text:a></text:h>
        <text:p text:style-name="Text_20_body"/>
      </text:section>
      <text:section text:style-name="Sect1" text:name="ch32">
        <text:h text:style-name="Heading_20_2" text:outline-level="2"><text:a xlink:href="../proofed_manuscript.odt#ch32%7Cregion">Chapter 32</text:a></text:h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nsolas" svg:font-family="Consolas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.00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3-02-02T14:23:48Z</meta:creation-date>
    <dc:date/>
  </office:meta>
</office:document-meta>
</file>